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rsid="001a9e62" officeooo:paragraph-rsid="001a9e62" style:font-weight-asian="bold" style:font-weight-complex="bold"/>
    </style:style>
    <style:style style:name="P4" style:family="paragraph" style:parent-style-name="Standard">
      <style:text-properties style:font-name="Arial" fo:font-weight="bold" officeooo:rsid="00257778" officeooo:paragraph-rsid="00257778" style:font-weight-asian="bold" style:font-weight-complex="bold"/>
    </style:style>
    <style:style style:name="P5" style:family="paragraph" style:parent-style-name="Standard">
      <style:text-properties style:font-name="Arial" fo:font-weight="bold" officeooo:rsid="0026ffb2" officeooo:paragraph-rsid="0026ffb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ee19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text-properties style:font-name="Arial" fo:font-size="10pt" style:font-size-asian="8.75pt" style:font-size-complex="10pt"/>
    </style:style>
    <style:style style:name="P9" style:family="paragraph" style:parent-style-name="Standard">
      <style:text-properties style:font-name="Arial" officeooo:rsid="000c4a85" officeooo:paragraph-rsid="000c4a85"/>
    </style:style>
    <style:style style:name="P10" style:family="paragraph" style:parent-style-name="Standard">
      <style:text-properties style:font-name="Arial" officeooo:rsid="000cec2c" officeooo:paragraph-rsid="000cec2c"/>
    </style:style>
    <style:style style:name="P11" style:family="paragraph" style:parent-style-name="Standard">
      <style:text-properties style:font-name="Arial" officeooo:rsid="000edaa3" officeooo:paragraph-rsid="000edaa3"/>
    </style:style>
    <style:style style:name="P12" style:family="paragraph" style:parent-style-name="Standard">
      <style:text-properties style:font-name="Arial" officeooo:paragraph-rsid="000edaa3"/>
    </style:style>
    <style:style style:name="P13" style:family="paragraph" style:parent-style-name="Standard">
      <style:text-properties style:font-name="Arial" officeooo:rsid="000f0045" officeooo:paragraph-rsid="000f0045"/>
    </style:style>
    <style:style style:name="P14" style:family="paragraph" style:parent-style-name="Standard">
      <style:text-properties style:font-name="Arial" officeooo:rsid="00109d99" officeooo:paragraph-rsid="00109d99"/>
    </style:style>
    <style:style style:name="P15" style:family="paragraph" style:parent-style-name="Standard">
      <style:text-properties style:font-name="Arial" officeooo:paragraph-rsid="00129eda"/>
    </style:style>
    <style:style style:name="P16" style:family="paragraph" style:parent-style-name="Standard">
      <style:text-properties style:font-name="Arial" officeooo:rsid="0013d8a8" officeooo:paragraph-rsid="0013d8a8"/>
    </style:style>
    <style:style style:name="P17" style:family="paragraph" style:parent-style-name="Standard">
      <style:text-properties style:font-name="Arial" officeooo:rsid="00158d8c" officeooo:paragraph-rsid="00158d8c"/>
    </style:style>
    <style:style style:name="P18" style:family="paragraph" style:parent-style-name="Standard">
      <style:text-properties style:font-name="Arial" officeooo:rsid="001628fa" officeooo:paragraph-rsid="001628fa"/>
    </style:style>
    <style:style style:name="P19" style:family="paragraph" style:parent-style-name="Standard">
      <style:text-properties style:font-name="Arial" fo:font-weight="normal" officeooo:rsid="001a9e62" officeooo:paragraph-rsid="001a9e62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257778" officeooo:paragraph-rsid="00257778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26ffb2" officeooo:paragraph-rsid="0026ffb2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28205e" officeooo:paragraph-rsid="0028205e" style:font-weight-asian="normal" style:font-weight-complex="normal"/>
    </style:style>
    <style:style style:name="P23" style:family="paragraph" style:parent-style-name="Standard">
      <style:text-properties style:font-name="Arial" officeooo:rsid="0028205e" officeooo:paragraph-rsid="0028205e"/>
    </style:style>
    <style:style style:name="P24" style:family="paragraph" style:parent-style-name="Standard">
      <style:text-properties style:font-name="Arial1" fo:language="en" fo:country="US" officeooo:rsid="008228e2" officeooo:paragraph-rsid="0029fd22"/>
    </style:style>
    <style:style style:name="P25" style:family="paragraph" style:parent-style-name="Standard">
      <style:text-properties style:font-name="Arial1" fo:language="en" fo:country="US" officeooo:rsid="008086c9" officeooo:paragraph-rsid="0029fd22"/>
    </style:style>
    <style:style style:name="P26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Arial1" fo:font-size="16pt" fo:language="en" fo:country="US" fo:font-weight="bold" officeooo:rsid="008086c9" officeooo:paragraph-rsid="0029fd22" style:font-size-asian="16pt" style:font-weight-asian="bold" style:font-size-complex="16pt" style:font-weight-complex="bold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style:paragraph-properties fo:text-align="center"/>
    </style:style>
    <style:style style:name="P30" style:family="paragraph">
      <loext:graphic-properties draw:fill-color="#ccffcc"/>
      <style:paragraph-properties fo:text-align="center"/>
      <style:text-properties fo:font-size="16pt" style:font-size-asian="16pt" style:font-size-complex="16pt"/>
    </style:style>
    <style:style style:name="P31" style:family="paragraph">
      <loext:graphic-properties draw:fill-color="#ffff99"/>
      <style:paragraph-properties fo:text-align="center"/>
      <style:text-properties fo:font-size="10pt" style:font-size-asian="10pt" style:font-size-complex="10pt"/>
    </style:style>
    <style:style style:name="P32" style:family="paragraph">
      <loext:graphic-properties draw:fill-color="#ffff99"/>
      <style:paragraph-properties fo:text-align="center"/>
    </style:style>
    <style:style style:name="P33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4" style:family="paragraph">
      <loext:graphic-properties draw:fill-color="#ff950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ec2c"/>
    </style:style>
    <style:style style:name="T3" style:family="text">
      <style:text-properties officeooo:rsid="000edaa3"/>
    </style:style>
    <style:style style:name="T4" style:family="text">
      <style:text-properties officeooo:rsid="000f0045"/>
    </style:style>
    <style:style style:name="T5" style:family="text">
      <style:text-properties officeooo:rsid="0012041b"/>
    </style:style>
    <style:style style:name="T6" style:family="text">
      <style:text-properties officeooo:rsid="00129eda"/>
    </style:style>
    <style:style style:name="T7" style:family="text">
      <style:text-properties officeooo:rsid="0013d8a8"/>
    </style:style>
    <style:style style:name="T8" style:family="text">
      <style:text-properties officeooo:rsid="00158d8c"/>
    </style:style>
    <style:style style:name="T9" style:family="text">
      <style:text-properties officeooo:rsid="001628fa"/>
    </style:style>
    <style:style style:name="T10" style:family="text">
      <style:text-properties officeooo:rsid="0018c3fd"/>
    </style:style>
    <style:style style:name="T11" style:family="text">
      <style:text-properties officeooo:rsid="0019b139"/>
    </style:style>
    <style:style style:name="T12" style:family="text">
      <style:text-properties officeooo:rsid="001c875f"/>
    </style:style>
    <style:style style:name="T13" style:family="text">
      <style:text-properties officeooo:rsid="001ee193"/>
    </style:style>
    <style:style style:name="T14" style:family="text">
      <style:text-properties officeooo:rsid="00221368"/>
    </style:style>
    <style:style style:name="T15" style:family="text">
      <style:text-properties officeooo:rsid="00235848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style:font-size-asian="10.5pt"/>
    </style:style>
    <style:style style:name="T18" style:family="text">
      <style:text-properties officeooo:rsid="00257778"/>
    </style:style>
    <style:style style:name="T19" style:family="text">
      <style:text-properties officeooo:rsid="0026ffb2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846056" style:font-weight-asian="normal" style:font-weight-complex="normal"/>
    </style:style>
    <style:style style:name="T22" style:family="text">
      <style:text-properties officeooo:rsid="00827e54"/>
    </style:style>
    <style:style style:name="T23" style:family="text">
      <style:text-properties officeooo:rsid="0029fd22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0pt" style:font-size-asian="10pt" style:font-size-complex="10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000000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80" draw:fill-color="#ccffcc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-color="#ff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950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in" svg:stroke-color="#000000" draw:marker-start-width="0.1382in" draw:marker-end-width="0.1382in" draw:fill-color="#ffffff" draw:textarea-horizontal-align="center" draw:textarea-vertical-align="middle" fo:padding-top="0in" fo:padding-bottom="0in" fo:padding-left="0in" fo:padding-right="0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PSC 223<text:span text:style-name="T7">n</text:span> <text:s/>Assignment <text:span text:style-name="T7">3</text:span></text:p>
      <text:p text:style-name="P6">Traveling Ball</text:p>
      <text:p text:style-name="P1"/>
      <text:p text:style-name="P2">Introduction</text:p>
      <text:p text:style-name="P1"/>
      <text:p text:style-name="P9">This assignment is the introduction to <text:span text:style-name="T7">animation </text:span>using <text:span text:style-name="T11">C Sharp</text:span>. <text:s/>Here you are going to make a simple animated object move <text:span text:style-name="T7">along a specified path</text:span>.</text:p>
      <text:p text:style-name="P1"/>
      <text:p text:style-name="P1"/>
      <text:p text:style-name="P1"/>
      <text:p text:style-name="P2">What <text:span text:style-name="T13">is new in this program</text:span></text:p>
      <text:p text:style-name="P1"/>
      <text:p text:style-name="P1">1. <text:s/><text:span text:style-name="T13">How to use two clocks in one user interface.</text:span></text:p>
      <text:p text:style-name="P1"/>
      <text:p text:style-name="P1">2. <text:s/><text:span text:style-name="T14">How one clock controls the refresh rate of the entire UI.</text:span></text:p>
      <text:p text:style-name="P1"/>
      <text:p text:style-name="P1">3. <text:s/>How <text:span text:style-name="T14">another clock controls how frequently the position (coordinates) of the ball are updated.</text:span></text:p>
      <text:p text:style-name="P1"/>
      <text:p text:style-name="P1">4. <text:span text:style-name="T14">Refresh your knowledge of the built-in C# coordinate system. <text:s/>It is important to know how to work with C# coordinates before Cartesian coordinates are introduced in a future assignment.</text:span></text:p>
      <text:p text:style-name="P1"/>
      <text:p text:style-name="P1"/>
      <text:p text:style-name="P1"/>
      <text:p text:style-name="P1"/>
      <text:p text:style-name="P1"/>
      <text:p text:style-name="P2">How to get started</text:p>
      <text:p text:style-name="P1"/>
      <text:p text:style-name="P9">The professor will post a program that shows <text:span text:style-name="T7">some kind of simple animation.</text:span> <text:s/>You should study that program to know how it works. <text:s/>Then you make a program that makes a ball move in a rectangular path at a fixed speed.</text:p>
      <text:p text:style-name="P1"/>
      <text:p text:style-name="P10">See the picture on the next page.</text:p>
      <text:p text:style-name="P1"/>
      <text:p text:style-name="Standard"/>
      <text:p text:style-name="P26">Sample User Interface</text:p>
      <text:p text:style-name="P1"><draw:rect text:anchor-type="paragraph" draw:z-index="0" draw:style-name="gr1" draw:text-style-name="P28" svg:width="6.9795in" svg:height="6.6252in" svg:x="0.1398in" svg:y="0.1165in"><text:p/></draw:rect><draw:rect text:anchor-type="paragraph" draw:z-index="1" draw:style-name="gr2" draw:text-style-name="P30" svg:width="6.9795in" svg:height="0.5315in" svg:x="0.1398in" svg:y="0.1165in"><text:p text:style-name="P29"><text:span text:style-name="T24">A</text:span><text:span text:style-name="T24">ni</text:span><text:span text:style-name="T24">m</text:span><text:span text:style-name="T24">ati</text:span><text:span text:style-name="T24">o</text:span><text:span text:style-name="T24">n </text:span><text:span text:style-name="T24">b</text:span><text:span text:style-name="T24">y </text:span><text:span text:style-name="T24">Jo</text:span><text:span text:style-name="T24">se</text:span><text:span text:style-name="T24">p</text:span><text:span text:style-name="T24">h </text:span><text:span text:style-name="T24">A</text:span><text:span text:style-name="T24">n</text:span><text:span text:style-name="T24">de</text:span><text:span text:style-name="T24">rs</text:span><text:span text:style-name="T24">o</text:span><text:span text:style-name="T24">n</text:span></text:p></draw:rect><draw:rect text:anchor-type="paragraph" draw:z-index="13" draw:style-name="gr6" draw:text-style-name="P29" svg:width="6.9795in" svg:height="4.3858in" svg:x="0.1398in" svg:y="0.648in"><text:p/></draw:rect><draw:rect text:anchor-type="paragraph" draw:z-index="2" draw:style-name="gr3" draw:text-style-name="P31" svg:width="0.5961in" svg:height="0.3441in" svg:x="0.5862in" svg:y="5.2in"><text:p text:style-name="P29"><text:span text:style-name="T25">Spe</text:span><text:span text:style-name="T25">ed </text:span><text:span text:style-name="T25">(Hz</text:span><text:span text:style-name="T25">)</text:span></text:p></draw:rect><draw:rect text:anchor-type="paragraph" draw:z-index="3" draw:style-name="gr3" draw:text-style-name="P31" svg:width="1.1012in" svg:height="0.448in" svg:x="4.1083in" svg:y="5.1791in"><text:p text:style-name="P29"><text:span text:style-name="T25">Dir</text:span><text:span text:style-name="T25">ecti</text:span><text:span text:style-name="T25">on</text:span></text:p></draw:rect><draw:rect text:anchor-type="paragraph" draw:z-index="4" draw:style-name="gr3" draw:text-style-name="P31" svg:width="1.8724in" svg:height="0.2295in" svg:x="4.1083in" svg:y="5.8563in"><text:p text:style-name="P29"><text:span text:style-name="T25">Co</text:span><text:span text:style-name="T25">ord</text:span><text:span text:style-name="T25">inat</text:span><text:span text:style-name="T25">es </text:span><text:span text:style-name="T25">of </text:span><text:span text:style-name="T25">Ce</text:span><text:span text:style-name="T25">nter </text:span><text:span text:style-name="T25">of </text:span><text:span text:style-name="T25">Bal</text:span><text:span text:style-name="T25">l</text:span></text:p></draw:rect><draw:rect text:anchor-type="paragraph" draw:z-index="5" draw:style-name="gr3" draw:text-style-name="P31" svg:width="0.285in" svg:height="0.3571in" svg:x="4.2272in" svg:y="6.1555in"><text:p text:style-name="P29"><text:span text:style-name="T25">X =</text:span></text:p></draw:rect><draw:rect text:anchor-type="paragraph" draw:z-index="6" draw:style-name="gr3" draw:text-style-name="P31" svg:width="0.2031in" svg:height="0.3571in" svg:x="5.2453in" svg:y="6.1638in"><text:p text:style-name="P29"><text:span text:style-name="T25">Y =</text:span></text:p></draw:rect></text:p>
      <text:p text:style-name="P1"/>
      <text:p text:style-name="P1"/>
      <text:p text:style-name="P1"/>
      <text:p text:style-name="P1"><draw:rect text:anchor-type="paragraph" draw:z-index="15" draw:style-name="gr7" draw:text-style-name="P29" svg:width="6.2087in" svg:height="3.813in" svg:x="0.4898in" svg:y="0.189in"><text:p/></draw:rect></text:p>
      <text:p text:style-name="P1"/>
      <text:p text:style-name="P1"/>
      <text:p text:style-name="P1"><draw:ellipse text:anchor-type="paragraph" draw:z-index="16" draw:style-name="gr8" draw:text-style-name="P34" svg:width="0.1669in" svg:height="0.1406in" svg:x="6.6083in" svg:y="0.0929in"><text:p/></draw:ellips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7" draw:style-name="gr4" draw:text-style-name="P32" svg:width="6.9795in" svg:height="1.698in" svg:x="0.1398in" svg:y="0.0602in"><text:p text:style-name="P29"><text:s text:c="6"/><text:s text:c="6"/><text:s text:c="6"/><text:s text:c="6"/><text:s text:c="6"/><text:s text:c="6"/><text:s text:c="6"/><text:s text:c="6"/><text:s text:c="6"/><text:s text:c="6"/><text:s text:c="6"/><text:s text:c="3"/>X <text:s text:c="2"/><text:s text:c="6"/><text:s text:c="3"/>Y</text:p></draw:rect><draw:rect text:anchor-type="paragraph" draw:z-index="9" draw:style-name="gr5" draw:text-style-name="P33" svg:width="0.6516in" svg:height="0.448in" svg:x="1.4929in" svg:y="1.0083in"><text:p text:style-name="P29"><text:span text:style-name="T25">Res</text:span><text:span text:style-name="T25">et</text:span></text:p></draw:rect></text:p>
      <text:p text:style-name="P1"><draw:rect text:anchor-type="paragraph" draw:z-index="8" draw:style-name="gr5" draw:text-style-name="P33" svg:width="0.6614in" svg:height="0.3543in" svg:x="4.548in" svg:y="0.098in"><text:p text:style-name="P29"><text:span text:style-name="T25">Dir</text:span><text:span text:style-name="T25">ecti</text:span><text:span text:style-name="T25">on:</text:span></text:p></draw:rect><draw:rect text:anchor-type="paragraph" draw:z-index="20" draw:style-name="gr5" draw:text-style-name="P33" svg:width="0.6614in" svg:height="0.3543in" svg:x="5.2091in" svg:y="0.098in"><text:p text:style-name="P29"><text:span text:style-name="T25">Up</text:span></text:p></draw:rect></text:p>
      <text:p text:style-name="P1"><draw:rect text:anchor-type="paragraph" draw:z-index="17" draw:style-name="gr9" draw:text-style-name="P33" svg:width="1.1878in" svg:height="0.3543in" svg:x="1.0626in" svg:y="0.0457in"><text:p text:style-name="P29"><text:span text:style-name="T25">Ent</text:span><text:span text:style-name="T25">er </text:span><text:span text:style-name="T25">spe</text:span><text:span text:style-name="T25">ed </text:span><text:span text:style-name="T25">in </text:span><text:span text:style-name="T25">Hz:</text:span></text:p></draw:rect><draw:rect text:anchor-type="paragraph" draw:z-index="18" draw:style-name="gr9" draw:text-style-name="P33" svg:width="0.6614in" svg:height="0.3543in" svg:x="2.25in" svg:y="0.0457in"><text:p text:style-name="P29"><text:span text:style-name="T25">12</text:span></text:p></draw:rect></text:p>
      <text:p text:style-name="P1"/>
      <text:p text:style-name="P1"/>
      <text:p text:style-name="P1"><draw:rect text:anchor-type="paragraph" draw:z-index="12" draw:style-name="gr5" draw:text-style-name="P33" svg:width="0.7039in" svg:height="0.4232in" svg:x="2.328in" svg:y="0.0492in"><text:p text:style-name="P29"><text:span text:style-name="T25">Exi</text:span><text:span text:style-name="T25">t</text:span></text:p></draw:rect><draw:rect text:anchor-type="paragraph" draw:z-index="19" draw:style-name="gr9" draw:text-style-name="P33" svg:width="0.7921in" svg:height="0.4394in" svg:x="0.5937in" svg:y="0.0543in"><text:p text:style-name="P29"><text:span text:style-name="T25">Go</text:span></text:p></draw:rect><draw:rect text:anchor-type="paragraph" draw:z-index="10" draw:style-name="gr5" draw:text-style-name="P33" svg:width="0.3953in" svg:height="0.3571in" svg:x="4.5575in" svg:y="0.0846in"><text:p text:style-name="P29"><text:span text:style-name="T25">950</text:span></text:p></draw:rect><draw:rect text:anchor-type="paragraph" draw:z-index="11" draw:style-name="gr5" draw:text-style-name="P33" svg:width="0.3941in" svg:height="0.3571in" svg:x="5.172in" svg:y="0.0846in"><text:p text:style-name="P29"><text:span text:style-name="T25">205</text:span></text:p></draw:rect></text:p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1"/>
      <text:p text:style-name="P1"/>
      <text:p text:style-name="P1"/>
      <text:p text:style-name="P1"/>
      <text:p text:style-name="P8">This document was created using Libre Office word processor “Writer”. <text:s/>If you view this document with Microsoft Word it is probable that the picture on this page is <text:span text:style-name="T2">distorted</text:span>. <text:s/>Libre Office is available at www.libreoffice.org at no charge. <text:s/>There are versions available for Windows, Mac, and Linux.</text:p>
      <text:p text:style-name="P1"/>
      <text:p text:style-name="P26">Description of user interface</text:p>
      <text:p text:style-name="P1"/>
      <text:p text:style-name="P1">1. <text:s/>The f<text:span text:style-name="T13">orm</text:span> starts with a large physical size. <text:s/>The size of the <text:span text:style-name="T13">form</text:span> must cover most of the screen area. <text:s/>The professor doesn't like tiny animation areas. <text:s/>Make sure yours is big enough for the professor to see it. <text:s/>Your <text:span text:style-name="T15">form</text:span> should fill 9<text:span text:style-name="T13">0 to 95</text:span>% of the available screen area.</text:p>
      <text:p text:style-name="P1"/>
      <text:p text:style-name="P1">2. <text:s/><text:span text:style-name="T7">The graphic area covers the entire UI form. <text:s/>However, we section it off by colors. <text:s/>Make a narrow rectangular part at the top have a light color. <text:s/>In this top portion place your name.</text:span></text:p>
      <text:p text:style-name="P1"/>
      <text:p text:style-name="P16">3. <text:s/>In the middle of the graphic area use a different color to show the area for animation. <text:s/>This area should be very large compared to the other two areas. <text:s/>This middle <text:span text:style-name="T13">area may have a size of 1600 x 900 or some thing similar. <text:s/></text:span>The monitors in the computer lab <text:span text:style-name="T13">(</text:span>room <text:span text:style-name="T13">104)</text:span> show images with <text:span text:style-name="T13">a resolution </text:span>1920<text:span text:style-name="T13">x1080</text:span>, and therefore, a graphic area <text:span text:style-name="T13">of size 1600x900 should be no problem at all.</text:span></text:p>
      <text:p text:style-name="P16"/>
      <text:p text:style-name="P16">4. <text:s/>At the bottom of the graphics make rectangular section have a third distinguishing color. <text:s/>In this third area place the control button and input fields.</text:p>
      <text:p text:style-name="P1"/>
      <text:p text:style-name="P16">5. <text:s/>In the middle graphic area draw a fixed rectangle with <text:span text:style-name="T8">a </text:span>boundary that is one pixel wide. <text:s/>This rectangle is the path the animated ball will follow. <text:s/>Make this rectangle large. <text:s/>When the ball moves its center will always be directly over that path line.</text:p>
      <text:p text:style-name="P1"/>
      <text:p text:style-name="P11"><text:span text:style-name="T8">6</text:span>. <text:s/>The initial position of the ball is in the upper right corner of the pa<text:span text:style-name="T8">th.</text:span></text:p>
      <text:p text:style-name="P1"/>
      <text:p text:style-name="P1"><text:span text:style-name="T8">7</text:span>. <text:s/>There is a panel in the lower part of the <text:span text:style-name="T14">form</text:span> and that panel contains all the controls such as buttons, input fields, and output fields.</text:p>
      <text:p text:style-name="P1"/>
      <text:p text:style-name="P15"><text:span text:style-name="T8">8</text:span>. <text:s/><text:span text:style-name="T6">The user has to input a speed. <text:s/>The speed is measured in Hertz (Hz), which is the number of times the ball's coordinates are updated each second. <text:s/>Of course, it is expected that the user will input a non-negative value in the speed box.</text:span></text:p>
      <text:p text:style-name="P15"/>
      <text:p text:style-name="P17">9. <text:s/>The graphic area is refreshed at a fixed rate of 30 Hz. <text:s/>This is a fixed number and should be declared as a constant in your program.</text:p>
      <text:p text:style-name="P15"/>
      <text:p text:style-name="P1"><text:span text:style-name="T8">10</text:span>. <text:s/>There is a button with <text:span text:style-name="T5">the</text:span> initial label “Go”. <text:s/>When the user clicks on Go the animation starts, namely: the ball moves <text:span text:style-name="T8">counter clockwise always maintaining its center directly over the path line. <text:s/></text:span>When the ball is in motion the label on the “Go” button changes to “Pause”. <text:s/>If the user clicks on the “Pause” button then the clock stops and the label changes to “Go”.</text:p>
      <text:p text:style-name="P1"/>
      <text:p text:style-name="P18">11. <text:s/>When the ball completes a circuit (returns to starting position) then it stops moving and changes to a gold color.</text:p>
      <text:p text:style-name="P1"/>
      <text:p text:style-name="P1"><text:span text:style-name="T8">12</text:span><text:span text:style-name="T16">. <text:s/></text:span><text:span text:style-name="T17">There is a reset button. <text:s/>If the user clicks on this button then the clock stops and the ball returns to its initial position.</text:span></text:p>
      <text:p text:style-name="P1"/>
      <text:p text:style-name="P1"><text:span text:style-name="T3">13</text:span>. <text:s/>There are t<text:span text:style-name="T3">hree</text:span> output fields: one for the x coordinate of the center of the ball, <text:span text:style-name="T3">one for the </text:span>y coordinate of the center of the ball, <text:span text:style-name="T3">and one for the direction the ball is moving</text:span>. <text:s/><text:span text:style-name="T3">There are four possible directions: left, down, right, and up.</text:span> <text:s/>When animation is in progress these <text:span text:style-name="T3">three</text:span> fields are being updated every time the graphic area refreshes.</text:p>
      <text:p text:style-name="P1"><text:soft-page-break/></text:p>
      <text:p text:style-name="P1">1<text:span text:style-name="T9">4</text:span>. <text:s/>There is an exit button. <text:s/>If the user clicks on the exit button then the clock stops and the <text:span text:style-name="T15">form</text:span> closes.</text:p>
      <text:p text:style-name="P1"/>
      <text:p text:style-name="P1"/>
      <text:p text:style-name="P2">Details about functionality</text:p>
      <text:p text:style-name="P1"/>
      <text:p text:style-name="P1">When the user inputs speed measured in Hz then your program has to calculate the delay interval in milliseconds. <text:s/>The correct formula is <draw:frame draw:style-name="fr1" draw:name="Object1" text:anchor-type="as-char" svg:y="-0.2437in" svg:width="1.5547in" svg:height="0.3929in" draw:z-index="14"><draw:object xlink:href="./Object 1" xlink:type="simple" xlink:show="embed" xlink:actuate="onLoad"/><draw:image xlink:href="./ObjectReplacements/Object 1" xlink:type="simple" xlink:show="embed" xlink:actuate="onLoad"/><svg:desc>formula</svg:desc></draw:frame>. <text:s/>The result will be in milliseconds, which is written ms. <text:s/>For example, if the user inputs 20 Hz then the delay interval is 50ms. <text:s/>When you construct the clock it will need to know the delay interval. <text:s/>The clock will tic at exactly those intervals that you gave to the clock's constructor.</text:p>
      <text:p text:style-name="P1"/>
      <text:p text:style-name="P1"/>
      <text:p text:style-name="P1">You pick a nice size and color for your ball. <text:s/>A ball with radius <text:span text:style-name="T4">5 or less</text:span> is too small because it is too hard to see that little dot. <text:s/>A radius greater than 2<text:span text:style-name="T4">0</text:span> too big. <text:s/>You pick a nice radius somewhere in the middle. <text:s/>The radius becomes a fixed constant of the program.</text:p>
      <text:p text:style-name="P1"/>
      <text:p text:style-name="P1"/>
      <text:p text:style-name="P1">You pick nice contrasting colors for the ball, the background, <text:span text:style-name="T3">and the painted line on the ground surface.</text:span></text:p>
      <text:p text:style-name="P1"/>
      <text:p text:style-name="P1"/>
      <text:p text:style-name="P12">When the f<text:span text:style-name="T15">orm</text:span> first opens <text:span text:style-name="T3">the ball is in the upper right corner. <text:s/>The center of the back is directly over the corner painted on the ground.</text:span></text:p>
      <text:p text:style-name="P12"/>
      <text:p text:style-name="P1"/>
      <text:p text:style-name="P13">When the user clicks on “Go” the ball begins moving along the edges of the rectangle. <text:s/>The ball continues in motion until the user clicks on “Pause” or clicks on “Exit”. <text:s/>It the user clicks on “Reset” the ball simply jumps to its initial positio<text:span text:style-name="T12">n</text:span>.</text:p>
      <text:p text:style-name="P1"/>
      <text:p text:style-name="P1"/>
      <text:p text:style-name="P18">This program requires three files. <text:s/>The first file is a driver file, which is very similar to the driver file of the previous assignment. <text:s/>The second file defines the user interface. <text:s/>The user interface file will be like the second file of the previous assignment, but this one have more declarations. <text:s/>The third file is the algorithm file, and it contains a function that computes the next location of the ball given its current location (coordinates). <text:s/><text:span text:style-name="T12">If y</text:span>ou find that you need more function<text:span text:style-name="T10">s</text:span> then declare them in the algorithms file.</text:p>
      <text:p text:style-name="P1"/>
      <text:p text:style-name="P1"/>
      <text:p text:style-name="P3">Comments</text:p>
      <text:p text:style-name="P19"/>
      <text:p text:style-name="P19">At the top of each source file (there are 3 of these) place these comments.</text:p>
      <text:p text:style-name="P19"><text:tab/>Author: &lt;your name&gt;</text:p>
      <text:p text:style-name="P19"><text:tab/>Email: <text:s/>&lt;one of your email addresses&gt;</text:p>
      <text:p text:style-name="P19"><text:tab/>Course: <text:s/>CPSC223n</text:p>
      <text:p text:style-name="P19"><text:tab/>Assignment: <text:s/>&lt;number of the assignment&gt;</text:p>
      <text:p text:style-name="P19"><text:tab/>Due date: <text:s/>&lt;Date <text:span text:style-name="T18">when you should email your program to the professor&gt;</text:span></text:p>
      <text:p text:style-name="P19"><text:soft-page-break/><text:tab/>Purpose: <text:s/>&lt;At least one sentence describing what the program is suppose to do.&gt;</text:p>
      <text:p text:style-name="P19"><text:tab/><text:span text:style-name="T18">How to compile: <text:s/>The bash statement that will compile the specific file where the comments are written.</text:span></text:p>
      <text:p text:style-name="P19"/>
      <text:p text:style-name="P19"/>
      <text:p text:style-name="P19"/>
      <text:p text:style-name="P4">Resources</text:p>
      <text:p text:style-name="P19"/>
      <text:p text:style-name="P20">This program includes some new technology not found in assignments 1 and 2. <text:s/><text:span text:style-name="T19">There will be lecture(s) on the subject of refresh clock compared with animation clock. <text:s/>If you are in the classroom you will learn how to make this program. <text:s/>This is the first program of this semester making real animated output.</text:span></text:p>
      <text:p text:style-name="P19"/>
      <text:p text:style-name="P19"/>
      <text:p text:style-name="P5">The textbook</text:p>
      <text:p text:style-name="P19"/>
      <text:p text:style-name="P21">I like the book by Gittleman. <text:s/>When I have a programming problem I look there first. <text:s/>But be aware that the book covers the basics of C#, which is a big programming language. <text:s/>That book cannot possible teach the whole language. <text:s/>For example, we are going in the direction of animated output. <text:s/>You are not going to find the distinction between refresh clock and animated clock in that book or in any book. <text:s/>The simple answer is you have to be in class.</text:p>
      <text:p text:style-name="P19"/>
      <text:p text:style-name="P19"/>
      <text:p text:style-name="P4">What to do when you finish this <text:span text:style-name="T19">assigned program</text:span></text:p>
      <text:p text:style-name="P20"/>
      <text:p text:style-name="P22">1. <text:s/>You may keep it as private property. <text:s/>Simply bring it with you on test day as place to look for answers.</text:p>
      <text:p text:style-name="P22"/>
      <text:p text:style-name="P22">2. <text:s/>You may get my attention in the lab and I will go to your computer and together we will watch your ball travel around the rectangle.</text:p>
      <text:p text:style-name="P22"/>
      <text:p text:style-name="P22">3. <text:s/>You may email it to me. <text:s/>I will read the source files and I will run it on my computer running Xubuntu 18.04. <text:s/>Then I will email back to you my opinion or any suggestion I may think of.</text:p>
      <text:p text:style-name="P20"/>
      <text:p text:style-name="P22">[My distro is like Tuffix, but it is not exactly equal to Tuffix.]</text:p>
      <text:p text:style-name="P20"/>
      <text:p text:style-name="P20"/>
      <text:p text:style-name="P20"/>
      <text:p text:style-name="P22"><text:span text:style-name="T1">Date for completion</text:span>: <text:s text:c="2"/>October 20, 2018 at 11:59pm</text:p>
      <text:p text:style-name="P22">Completion after this date means you’re falling behind the lectures and the rest of the course.</text:p>
      <text:p text:style-name="P22"/>
      <text:p text:style-name="P22"/>
      <text:p text:style-name="P23"><text:span text:style-name="T1">Tentative date for midterm</text:span><text:span text:style-name="T20">: <text:s/>October 22, 2018</text:span></text:p>
      <text:p text:style-name="P27"><text:span text:style-name="T23">Announcements: C</text:span>lubs at CSUF</text:p>
      <text:p text:style-name="P25"/>
      <text:p text:style-name="P25"/>
      <text:p text:style-name="P25">Video Game Design Club: <text:s/><text:span text:style-name="T22">http://vgdc.ecs.fullerton.edu/</text:span></text:p>
      <text:p text:style-name="P24"/>
      <text:p text:style-name="P24">ACM: <text:s/><text:span text:style-name="T23">http://acm.ecs.fullerton.edu/</text:span></text:p>
      <text:p text:style-name="P25"/>
      <text:p text:style-name="P24">ACM for women: <text:s/><text:span text:style-name="T23">http://acmw.ecs.fullerton.edu/board.html</text:span></text:p>
      <text:p text:style-name="P24"/>
      <text:p text:style-name="P24"><text:span text:style-name="T20">Security club: <text:s text:c="2"/></text:span><text:span text:style-name="T21">https://oss.org/ <text:s text:c="2"/>and <text:s text:c="2"/>https://oss.org/chapters/csuf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1:11:52</meta:creation-date>
    <dc:date>2018-10-01T06:31:34.149369150</dc:date>
    <meta:editing-duration>PT5H39M41S</meta:editing-duration>
    <meta:editing-cycles>42</meta:editing-cycles>
    <meta:generator>LibreOffice/6.0.6.2$Linux_X86_64 LibreOffice_project/00m0$Build-2</meta:generator>
    <meta:print-date>2016-02-17T08:47:30.114104234</meta:print-date>
    <meta:printed-by>General Anthony Wayne</meta:printed-by>
    <meta:document-statistic meta:table-count="0" meta:image-count="0" meta:object-count="1" meta:page-count="6" meta:paragraph-count="62" meta:word-count="1448" meta:character-count="8152" meta:non-whitespace-character-count="6660"/>
  </office:meta>
</office:document-meta>
</file>

<file path=Object 1/content.xml><?xml version="1.0" encoding="utf-8"?>
<math xmlns="http://www.w3.org/1998/Math/MathML">
  <semantics>
    <mrow>
      <mi mathvariant="italic">delay</mi>
      <mrow>
        <mi mathvariant="italic">interval</mi>
        <mo stretchy="false">=</mo>
        <mrow>
          <mfrac>
            <mn>1000</mn>
            <mi mathvariant="italic">speed</mi>
          </mfrac>
        </mrow>
      </mrow>
    </mrow>
    <annotation encoding="StarMath 5.0">delay interval = {1000 over speed}</annotation>
  </semantics>
</math>
</file>